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38and3067Test.testTim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638and3067Te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38and3067Test.testTim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638and3067Test.testTim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638and3067Test.testTim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